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7-09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6-20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6-12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2-26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1-27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1-23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2-04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0-29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9-2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5-14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5-08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4-02-14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2-0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9-26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8-11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6-07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6-02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3-24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2-12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0-21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9-23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8-04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6-24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3-29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2-03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9-27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8-17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6-25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4-06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3-25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58465454545" calcext:value-type="float">
            <text:p>13.665846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12714482759" calcext:value-type="float">
            <text:p>13.641271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26268387097" calcext:value-type="float">
            <text:p>14.55262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7951724138" calcext:value-type="float">
            <text:p>14.99379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1456" calcext:value-type="float">
            <text:p>15.0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41246451613" calcext:value-type="float">
            <text:p>14.66412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14296" calcext:value-type="float">
            <text:p>14.18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0454193548" calcext:value-type="float">
            <text:p>13.13304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20528" calcext:value-type="float">
            <text:p>12.46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91135483871" calcext:value-type="float">
            <text:p>12.449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9368275862" calcext:value-type="float">
            <text:p>12.579936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8280516129" calcext:value-type="float">
            <text:p>12.56828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5816516129" calcext:value-type="float">
            <text:p>12.66581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33752" calcext:value-type="float">
            <text:p>12.93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56296" calcext:value-type="float">
            <text:p>13.49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19376" calcext:value-type="float">
            <text:p>14.1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61375483871" calcext:value-type="float">
            <text:p>14.5461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73727741936" calcext:value-type="float">
            <text:p>14.27737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4168" calcext:value-type="float">
            <text:p>13.85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65101935484" calcext:value-type="float">
            <text:p>12.90651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904" calcext:value-type="float">
            <text:p>12.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39686451613" calcext:value-type="float">
            <text:p>12.65396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2111428571" calcext:value-type="float">
            <text:p>12.84721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55442580645" calcext:value-type="float">
            <text:p>12.94554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7793548387" calcext:value-type="float">
            <text:p>13.5237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0903483871" calcext:value-type="float">
            <text:p>14.43090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6288" calcext:value-type="float">
            <text:p>15.80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90322580645" calcext:value-type="float">
            <text:p>16.469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24518709677" calcext:value-type="float">
            <text:p>15.51245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306" calcext:value-type="float">
            <text:p>14.767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29976774193" calcext:value-type="float">
            <text:p>14.102997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56524" calcext:value-type="float">
            <text:p>13.525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86141935484" calcext:value-type="float">
            <text:p>13.7386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72917142857" calcext:value-type="float">
            <text:p>13.92729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40046451613" calcext:value-type="float">
            <text:p>13.70400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16234482759" calcext:value-type="float">
            <text:p>14.17162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9137777778" calcext:value-type="float">
            <text:p>14.648913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84468571429" calcext:value-type="float">
            <text:p>15.65844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32102222222" calcext:value-type="float">
            <text:p>16.823210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18471428571" calcext:value-type="float">
            <text:p>16.41184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2714" calcext:value-type="float">
            <text:p>17.142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0891428571" calcext:value-type="float">
            <text:p>15.68108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1004444444" calcext:value-type="float">
            <text:p>13.941100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91827692308" calcext:value-type="float">
            <text:p>13.449182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1455" calcext:value-type="float">
            <text:p>15.451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2979" calcext:value-type="float">
            <text:p>15.4529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693" calcext:value-type="float">
            <text:p>15.4506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3988965517" calcext:value-type="float">
            <text:p>14.319398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71768" calcext:value-type="float">
            <text:p>14.59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12463225807" calcext:value-type="float">
            <text:p>15.28124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21264" calcext:value-type="float">
            <text:p>16.3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10665806452" calcext:value-type="float">
            <text:p>17.48106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5664516129" calcext:value-type="float">
            <text:p>17.545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2832" calcext:value-type="float">
            <text:p>16.2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4423225807" calcext:value-type="float">
            <text:p>15.32544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7844" calcext:value-type="float">
            <text:p>14.581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45" calcext:value-type="float">
            <text:p>14.4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06508965517" calcext:value-type="float">
            <text:p>14.430650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5256774194" calcext:value-type="float">
            <text:p>14.51752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63455483871" calcext:value-type="float">
            <text:p>14.6863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01552" calcext:value-type="float">
            <text:p>15.11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65630967742" calcext:value-type="float">
            <text:p>16.15656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3888" calcext:value-type="float">
            <text:p>16.92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9836" calcext:value-type="float">
            <text:p>17.22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30521290323" calcext:value-type="float">
            <text:p>16.33305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29272" calcext:value-type="float">
            <text:p>15.95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4709677419" calcext:value-type="float">
            <text:p>15.505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08008" calcext:value-type="float">
            <text:p>14.89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41535483871" calcext:value-type="float">
            <text:p>14.6741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74611428571" calcext:value-type="float">
            <text:p>14.84746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17587096774" calcext:value-type="float">
            <text:p>14.9317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78396129032" calcext:value-type="float">
            <text:p>15.35783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25264" calcext:value-type="float">
            <text:p>15.6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46828387097" calcext:value-type="float">
            <text:p>16.52468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1257931035" calcext:value-type="float">
            <text:p>17.547125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4972903226" calcext:value-type="float">
            <text:p>18.3584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67757419355" calcext:value-type="float">
            <text:p>17.04677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22" calcext:value-type="float">
            <text:p>16.3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24861935484" calcext:value-type="float">
            <text:p>15.76248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9472" calcext:value-type="float">
            <text:p>15.4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38227096774" calcext:value-type="float">
            <text:p>15.44382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91048571429" calcext:value-type="float">
            <text:p>15.58910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81956" calcext:value-type="float">
            <text:p>15.738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8229677419" calcext:value-type="float">
            <text:p>16.41682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50512" calcext:value-type="float">
            <text:p>16.94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66208" calcext:value-type="float">
            <text:p>18.2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5336" calcext:value-type="float">
            <text:p>19.83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20064516129" calcext:value-type="float">
            <text:p>19.372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69527741936" calcext:value-type="float">
            <text:p>18.53695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8704" calcext:value-type="float">
            <text:p>16.8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931612903" calcext:value-type="float">
            <text:p>16.39219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0992" calcext:value-type="float">
            <text:p>16.05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33849032258" calcext:value-type="float">
            <text:p>16.19338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75077142857" calcext:value-type="float">
            <text:p>16.41750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4208516129" calcext:value-type="float">
            <text:p>16.56420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7932903226" calcext:value-type="float">
            <text:p>17.29779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60144827586" calcext:value-type="float">
            <text:p>18.03601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6299354839" calcext:value-type="float">
            <text:p>19.75162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8408" calcext:value-type="float">
            <text:p>20.67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2717419355" calcext:value-type="float">
            <text:p>19.87227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19335483871" calcext:value-type="float">
            <text:p>19.7719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28952" calcext:value-type="float">
            <text:p>17.98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8176" calcext:value-type="float">
            <text:p>16.52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75522580645" calcext:value-type="float">
            <text:p>16.0575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5132413793" calcext:value-type="float">
            <text:p>16.114513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01950967742" calcext:value-type="float">
            <text:p>16.26019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7891428571" calcext:value-type="float">
            <text:p>16.70978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46631111111" calcext:value-type="float">
            <text:p>17.384663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38695714286" calcext:value-type="float">
            <text:p>19.203869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87257777778" calcext:value-type="float">
            <text:p>19.748725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5245714286" calcext:value-type="float">
            <text:p>19.11052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31607142857" calcext:value-type="float">
            <text:p>18.213160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83782222222" calcext:value-type="float">
            <text:p>17.278378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9754" calcext:value-type="float">
            <text:p>16.319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7464" calcext:value-type="float">
            <text:p>15.7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197" calcext:value-type="float">
            <text:p>17.031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75146666667" calcext:value-type="float">
            <text:p>17.53751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51626666667" calcext:value-type="float">
            <text:p>17.51516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117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022" meta:object-count="0"/>
    <meta:user-defined meta:name="AppVersion">3.0</meta:user-defined>
  </office:meta>
</office:document-meta>
</file>